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8cd0f6" draw:textarea-horizontal-align="justify" draw:textarea-vertical-align="middle" draw:auto-grow-height="false" fo:min-height="1.836cm" fo:min-width="8.686cm" fo:padding-top="0.165cm" fo:padding-bottom="0.165cm" fo:padding-left="0.29cm" fo:padding-right="0.29cm" draw:shadow="hidden" draw:shadow-offset-x="0cm" draw:shadow-offset-y="0.071cm"/>
    </style:style>
    <style:style style:name="gr2" style:family="graphic" style:parent-style-name="standard">
      <style:graphic-properties draw:stroke="solid" draw:stroke-dash="Fine_20_Dashe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602cm" fo:min-width="2.752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solid" draw:stroke-dash="Line_20_with_20_Fine_20_Dots" svg:stroke-width="0.081cm" svg:stroke-color="#000000" draw:marker-start-width="0.321cm" draw:marker-end-width="0.321cm" svg:stroke-opacity="100%" draw:fill-color="#92e285" draw:textarea-horizontal-align="justify" draw:textarea-vertical-align="middle" draw:auto-grow-height="false" fo:min-height="0.484cm" fo:min-width="3.534cm" fo:padding-top="0.165cm" fo:padding-bottom="0.165cm" fo:padding-left="0.29cm" fo:padding-right="0.29cm" draw:shadow="hidden" draw:shadow-offset-x="0cm" draw:shadow-offset-y="0.071cm"/>
    </style:style>
    <style:style style:name="gr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782cm" fo:min-width="2.532cm" fo:padding-top="0.151cm" fo:padding-bottom="0.151cm" fo:padding-left="0.276cm" fo:padding-right="0.276cm"/>
    </style:style>
    <style:style style:name="gr1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1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19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962cm" fo:min-width="1.912cm" fo:padding-top="0.151cm" fo:padding-bottom="0.151cm" fo:padding-left="0.276cm" fo:padding-right="0.276cm"/>
    </style:style>
    <style:style style:name="gr20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1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2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3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42cm" fo:min-width="2.57cm" fo:padding-top="0.151cm" fo:padding-bottom="0.151cm" fo:padding-left="0.276cm" fo:padding-right="0.276cm"/>
    </style:style>
    <style:style style:name="gr24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33cm" fo:min-width="1.98cm" fo:padding-top="0.151cm" fo:padding-bottom="0.151cm" fo:padding-left="0.276cm" fo:padding-right="0.276cm"/>
    </style:style>
    <style:style style:name="gr25" style:family="graphic" style:parent-style-name="standard" style:list-style-name="L2">
      <style:graphic-properties svg:stroke-width="0.053cm" svg:stroke-color="#000000" draw:marker-start-width="0.279cm" draw:marker-end-width="0.279cm" draw:fill="solid" draw:fill-color="#faebae" draw:textarea-horizontal-align="justify" draw:textarea-vertical-align="middle" draw:auto-grow-height="false" fo:min-height="0.603cm" fo:min-width="1.952cm" fo:padding-top="0.151cm" fo:padding-bottom="0.151cm" fo:padding-left="0.276cm" fo:padding-right="0.276cm"/>
    </style:style>
    <style:style style:name="gr26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27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gr28" style:family="graphic" style:parent-style-name="standard" style:list-style-name="L2">
      <style:graphic-properties svg:stroke-width="0.053cm" svg:stroke-color="#000000" draw:marker-start-width="0.279cm" draw:marker-end-width="0.279cm" draw:fill="solid" draw:fill-color="#fae180" draw:textarea-horizontal-align="justify" draw:textarea-vertical-align="middle" draw:auto-grow-height="false" fo:min-height="0.512cm" fo:min-width="2.66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8cd0f6"/>
      <style:paragraph-properties fo:text-align="center"/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ae1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2e285"/>
      <style:paragraph-properties fo:text-align="center"/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solid" draw:fill-color="#faeba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1cm" fo:margin-bottom="0.1cm" fo:line-height="100%" fo:text-align="center" fo:text-indent="0cm"/>
    </style:style>
    <style:style style:name="P9" style:family="paragraph">
      <loext:graphic-properties draw:fill="solid" draw:fill-color="#fae180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22pt" fo:font-style="normal" fo:text-shadow="none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imes New Roman" fo:font-size="18pt" fo:font-style="normal" fo:text-shadow="none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9.5cm" svg:height="2.4cm" svg:x="5.5cm" svg:y="1.4cm">
          <text:p text:style-name="P1"><text:span text:style-name="T1">Projeto: </text:span><text:span text:style-name="T1">Ficha </text:span><text:span text:style-name="T1">Lim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.8cm" svg:y1="12.5cm" svg:x2="3.148cm" svg:y2="12.5cm" svg:d="M1800 12500h1348" svg:viewBox="0 0 1349 1">
          <text:p/>
        </draw:connector>
        <draw:custom-shape draw:style-name="gr3" draw:text-style-name="P4" draw:layer="layout" svg:width="3.4cm" svg:height="1cm" svg:x="2.3cm" svg:y="11.9cm">
          <text:p text:style-name="P3"><text:span text:style-name="T2">5.Relatório da </text:span><text:span text:style-name="T2">Reunião</text:span></text:p>
          <text:p text:style-name="P3"><text:span text:style-name="T2"><text:s/></text:span><text:span text:style-name="T2">de 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0.2cm" svg:y1="3.8cm" svg:x2="10.2cm" svg:y2="5cm">
          <text:p/>
        </draw:line>
        <draw:line draw:style-name="gr4" draw:text-style-name="P5" draw:layer="layout" svg:x1="3.5cm" svg:y1="5cm" svg:x2="17.4cm" svg:y2="5cm">
          <text:p/>
        </draw:line>
        <draw:line draw:style-name="gr4" draw:text-style-name="P5" draw:layer="layout" svg:x1="3.5cm" svg:y1="5cm" svg:x2="3.5cm" svg:y2="5.7cm">
          <text:p/>
        </draw:line>
        <draw:custom-shape draw:style-name="gr5" draw:text-style-name="P6" draw:layer="layout" svg:width="4.2cm" svg:height="0.9cm" svg:x="1.5cm" svg:y="5.7cm">
          <text:p text:style-name="P1"><text:span text:style-name="T3">P</text:span><text:span text:style-name="T3">l</text:span><text:span text:style-name="T3">a</text:span><text:span text:style-name="T3">n</text:span><text:span text:style-name="T3">e</text:span><text:span text:style-name="T3">j</text:span><text:span text:style-name="T3">a</text:span><text:span text:style-name="T3">m</text:span><text:span text:style-name="T3">e</text:span><text:span text:style-name="T3">n</text:span><text:span text:style-name="T3">t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15.4cm" svg:y="5.7cm">
          <text:p text:style-name="P1"><text:span text:style-name="T3">En</text:span><text:span text:style-name="T3">cer</text:span><text:span text:style-name="T3">ra</text:span><text:span text:style-name="T3">me</text:span><text:span text:style-name="T3">nt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10.8cm" svg:y="5.7cm">
          <text:p text:style-name="P1"><text:span text:style-name="T3">Constr</text:span><text:span text:style-name="T3">u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2cm" svg:height="0.9cm" svg:x="6.1cm" svg:y="5.7cm">
          <text:p text:style-name="P1"><text:span text:style-name="T3">E</text:span><text:span text:style-name="T3">l</text:span><text:span text:style-name="T3">a</text:span><text:span text:style-name="T3">b</text:span><text:span text:style-name="T3">o</text:span><text:span text:style-name="T3">r</text:span><text:span text:style-name="T3">a</text:span><text:span text:style-name="T3">ç</text:span><text:span text:style-name="T3">ã</text:span><text:span text:style-name="T3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8.2cm" svg:y1="5cm" svg:x2="8.2cm" svg:y2="5.7cm">
          <text:p/>
        </draw:line>
        <draw:line draw:style-name="gr4" draw:text-style-name="P5" draw:layer="layout" svg:x1="12.9cm" svg:y1="5cm" svg:x2="12.9cm" svg:y2="5.7cm">
          <text:p/>
        </draw:line>
        <draw:line draw:style-name="gr4" draw:text-style-name="P5" draw:layer="layout" svg:x1="17.4cm" svg:y1="5cm" svg:x2="17.4cm" svg:y2="5.7cm">
          <text:p/>
        </draw:line>
        <draw:line draw:style-name="gr4" draw:text-style-name="P5" draw:layer="layout" svg:x1="1.8cm" svg:y1="6.6cm" svg:x2="1.8cm" svg:y2="12.5cm">
          <text:p/>
        </draw:line>
        <draw:line draw:style-name="gr4" draw:text-style-name="P5" draw:layer="layout" svg:x1="11.1cm" svg:y1="6.6cm" svg:x2="11.1cm" svg:y2="10.8cm">
          <text:p/>
        </draw:line>
        <draw:line draw:style-name="gr4" draw:text-style-name="P5" draw:layer="layout" svg:x1="6.4cm" svg:y1="6.6cm" svg:x2="6.4cm" svg:y2="10cm">
          <text:p/>
        </draw:line>
        <draw:line draw:style-name="gr4" draw:text-style-name="P5" draw:layer="layout" svg:x1="1.8cm" svg:y1="7.6cm" svg:x2="2.4cm" svg:y2="7.6cm">
          <text:p/>
        </draw:line>
        <draw:line draw:style-name="gr4" draw:text-style-name="P5" draw:layer="layout" svg:x1="15.7cm" svg:y1="6.6cm" svg:x2="15.7cm" svg:y2="10cm">
          <text:p/>
        </draw:line>
        <draw:custom-shape draw:style-name="gr6" draw:text-style-name="P4" draw:layer="layout" svg:width="3.2cm" svg:height="0.8cm" svg:x="2.3cm" svg:y="7.2cm">
          <text:p text:style-name="P3"><text:span text:style-name="T2">1. Termo de </text:span><text:span text:style-name="T2">Abert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8cm" svg:y1="8.8cm" svg:x2="2.4cm" svg:y2="8.8cm">
          <text:p/>
        </draw:line>
        <draw:line draw:style-name="gr4" draw:text-style-name="P5" draw:layer="layout" svg:x1="1.8cm" svg:y1="10cm" svg:x2="2.4cm" svg:y2="10cm">
          <text:p/>
        </draw:line>
        <draw:line draw:style-name="gr4" draw:text-style-name="P5" draw:layer="layout" svg:x1="1.8cm" svg:y1="11.2cm" svg:x2="2.4cm" svg:y2="11.2cm">
          <text:p/>
        </draw:line>
        <draw:custom-shape draw:style-name="gr7" draw:text-style-name="P4" draw:layer="layout" svg:width="3.2cm" svg:height="0.8cm" svg:x="2.301cm" svg:y="8.401cm">
          <text:p text:style-name="P3"><text:span text:style-name="T2">2</text:span><text:span text:style-name="T2">.</text:span><text:span text:style-name="T2"> </text:span><text:span text:style-name="T2">E</text:span><text:span text:style-name="T2">s</text:span><text:span text:style-name="T2">c</text:span><text:span text:style-name="T2">o</text:span><text:span text:style-name="T2">p</text:span><text:span text:style-name="T2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3.2cm" svg:height="0.8cm" svg:x="2.302cm" svg:y="9.602cm">
          <text:p text:style-name="P3"><text:span text:style-name="T2">3. Cronogra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2cm" svg:height="0.8cm" svg:x="2.303cm" svg:y="10.803cm">
          <text:p text:style-name="P3"><text:span text:style-name="T2">4. </text:span><text:span text:style-name="T2">Reun</text:span><text:span text:style-name="T2">ião </text:span><text:span text:style-name="T2">de </text:span></text:p>
          <text:p text:style-name="P3"><text:span text:style-name="T2">Abert</text:span><text:span text:style-name="T2">ur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.8cm" svg:y1="10.7cm" svg:x2="1.8cm" svg:y2="11.2cm">
          <text:p/>
        </draw:line>
        <draw:custom-shape draw:style-name="gr10" draw:text-style-name="P4" draw:layer="layout" svg:width="3.2cm" svg:height="0.8cm" svg:x="7cm" svg:y="7.2cm">
          <text:p text:style-name="P3"><text:span text:style-name="T2">1. Análise de</text:span></text:p>
          <text:p text:style-name="P3"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3.2cm" svg:height="1.2cm" svg:x="11.7cm" svg:y="7.2cm">
          <text:p text:style-name="P3"><text:span text:style-name="T2">1. Preparação do </text:span></text:p>
          <text:p text:style-name="P3"><text:span text:style-name="T2">Ambiente de</text:span></text:p>
          <text:p text:style-name="P3"><text:span text:style-name="T2">trabal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2cm" svg:height="0.8cm" svg:x="16.3cm" svg:y="9.6cm">
          <text:p text:style-name="P3"><text:span text:style-name="T2">3. Relatório Fi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4cm" svg:y1="7.6cm" svg:x2="7cm" svg:y2="7.6cm">
          <text:p/>
        </draw:line>
        <draw:line draw:style-name="gr4" draw:text-style-name="P5" draw:layer="layout" svg:x1="11.1cm" svg:y1="7.8cm" svg:x2="11.7cm" svg:y2="7.8cm">
          <text:p/>
        </draw:line>
        <draw:line draw:style-name="gr4" draw:text-style-name="P5" draw:layer="layout" svg:x1="15.7cm" svg:y1="10cm" svg:x2="16.3cm" svg:y2="10cm">
          <text:p/>
        </draw:line>
        <draw:custom-shape draw:style-name="gr13" draw:text-style-name="P4" draw:layer="layout" svg:width="3.2cm" svg:height="0.8cm" svg:x="7cm" svg:y="8.4cm">
          <text:p text:style-name="P3"><text:span text:style-name="T2">2. Documentação</text:span></text:p>
          <text:p text:style-name="P3"><text:span text:style-name="T2">de 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2cm" svg:height="0.8cm" svg:x="11.7cm" svg:y="8.7cm">
          <text:p text:style-name="P3"><text:span text:style-name="T2">2. 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3.2cm" svg:height="0.8cm" svg:x="16.3cm" svg:y="7.2cm">
          <text:p text:style-name="P3"><text:span text:style-name="T2">1. Feedback do</text:span></text:p>
          <text:p text:style-name="P3"><text:span text:style-name="T2">Público alvo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6.4cm" svg:y1="8.8cm" svg:x2="7cm" svg:y2="8.8cm">
          <text:p/>
        </draw:line>
        <draw:line draw:style-name="gr4" draw:text-style-name="P5" draw:layer="layout" svg:x1="6.4cm" svg:y1="10cm" svg:x2="7.2cm" svg:y2="10cm">
          <text:p/>
        </draw:line>
        <draw:custom-shape draw:style-name="gr16" draw:text-style-name="P4" draw:layer="layout" svg:width="3.2cm" svg:height="0.8cm" svg:x="7cm" svg:y="9.6cm">
          <text:p text:style-name="P3"><text:span text:style-name="T2">3. Validação de </text:span></text:p>
          <text:p text:style-name="P3"><text:span text:style-name="T2">Requisi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cm" svg:y1="9.1cm" svg:x2="11.7cm" svg:y2="9.1cm">
          <text:p/>
        </draw:line>
        <draw:line draw:style-name="gr4" draw:text-style-name="P5" draw:layer="layout" svg:x1="11.1cm" svg:y1="10.8cm" svg:x2="11.1cm" svg:y2="23.9cm">
          <text:p/>
        </draw:line>
        <draw:line draw:style-name="gr4" draw:text-style-name="P5" draw:layer="layout" svg:x1="12cm" svg:y1="9.5cm" svg:x2="12cm" svg:y2="13.6cm">
          <text:p/>
        </draw:line>
        <draw:line draw:style-name="gr4" draw:text-style-name="P5" draw:layer="layout" svg:x1="12cm" svg:y1="10.4cm" svg:x2="12.6cm" svg:y2="10.4cm">
          <text:p/>
        </draw:line>
        <draw:custom-shape draw:style-name="gr17" draw:text-style-name="P7" draw:layer="layout" svg:width="2.6cm" svg:height="1.4cm" svg:x="12.6cm" svg:y="9.7cm">
          <text:p text:style-name="P3"><text:span text:style-name="T2">2.1. Construção: </text:span></text:p>
          <text:p text:style-name="P3"><text:span text:style-name="T2">Banco de D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2.6cm" svg:height="1.4cm" svg:x="12.6cm" svg:y="11.3cm">
          <text:p text:style-name="P3"><text:span text:style-name="T2">2.1. Construção: </text:span></text:p>
          <text:p text:style-name="P3"><text:span text:style-name="T2">Lado do Servi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3.6cm" svg:x2="12.6cm" svg:y2="13.6cm">
          <text:p/>
        </draw:line>
        <draw:custom-shape draw:style-name="gr19" draw:text-style-name="P7" draw:layer="layout" svg:width="2.6cm" svg:height="1.4cm" svg:x="12.6cm" svg:y="12.9cm">
          <text:p text:style-name="P3"><text:span text:style-name="T2">2.1. Construção: </text:span></text:p>
          <text:p text:style-name="P3"><text:span text:style-name="T2">Lado do 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2cm" svg:x2="12.6cm" svg:y2="12cm">
          <text:p/>
        </draw:line>
        <draw:custom-shape draw:style-name="gr20" draw:text-style-name="P4" draw:layer="layout" svg:width="3.2cm" svg:height="0.8cm" svg:x="11.701cm" svg:y="22.201cm">
          <text:p text:style-name="P3"><text:span text:style-name="T2">7. Validação do</text:span></text:p>
          <text:p text:style-name="P3"><text:span text:style-name="T2">Desenvolvi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.2cm" svg:height="0.8cm" svg:x="11.702cm" svg:y="23.502cm">
          <text:p text:style-name="P3"><text:span text:style-name="T2">8. Implement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1.1cm" svg:y1="23.9cm" svg:x2="11.7cm" svg:y2="23.9cm">
          <text:p/>
        </draw:line>
        <draw:line draw:style-name="gr4" draw:text-style-name="P5" draw:layer="layout" svg:x1="11.1cm" svg:y1="22.6cm" svg:x2="11.7cm" svg:y2="22.6cm">
          <text:p/>
        </draw:line>
        <draw:line draw:style-name="gr4" draw:text-style-name="P5" draw:layer="layout" svg:x1="11.1cm" svg:y1="17.7cm" svg:x2="11.7cm" svg:y2="17.7cm">
          <text:p/>
        </draw:line>
        <draw:line draw:style-name="gr4" draw:text-style-name="P5" draw:layer="layout" svg:x1="15.7cm" svg:y1="7.6cm" svg:x2="16.3cm" svg:y2="7.6cm">
          <text:p/>
        </draw:line>
        <draw:custom-shape draw:style-name="gr22" draw:text-style-name="P4" draw:layer="layout" svg:width="3.2cm" svg:height="0.8cm" svg:x="16.301cm" svg:y="8.401cm">
          <text:p text:style-name="P3"><text:span text:style-name="T2">2. Validação do </text:span></text:p>
          <text:p text:style-name="P3"><text:span text:style-name="T2">Produto Final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5.7cm" svg:y1="8.8cm" svg:x2="16.3cm" svg:y2="8.8cm">
          <text:p/>
        </draw:line>
        <draw:line draw:style-name="gr4" draw:text-style-name="P5" draw:layer="layout" svg:x1="12cm" svg:y1="17.3cm" svg:x2="12cm" svg:y2="20cm">
          <text:p/>
        </draw:line>
        <draw:custom-shape draw:style-name="gr23" draw:text-style-name="P4" draw:layer="layout" svg:width="3.2cm" svg:height="0.8cm" svg:x="11.7cm" svg:y="17.3cm">
          <text:p text:style-name="P3"><text:span text:style-name="T2">5. Teste</text:span><text:span text:style-name="T2"><text:tab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18.9cm" svg:x2="12.6cm" svg:y2="18.9cm">
          <text:p/>
        </draw:line>
        <draw:custom-shape draw:style-name="gr24" draw:text-style-name="P7" draw:layer="layout" svg:width="2.6cm" svg:height="0.7cm" svg:x="12.5cm" svg:y="18.5cm">
          <text:p text:style-name="P3"><text:span text:style-name="T2">5.1.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12cm" svg:y1="20cm" svg:x2="12.6cm" svg:y2="20cm">
          <text:p/>
        </draw:line>
        <draw:custom-shape draw:style-name="gr25" draw:text-style-name="P7" draw:layer="layout" svg:width="2.6cm" svg:height="1.001cm" svg:x="12.5cm" svg:y="19.499cm">
          <text:p text:style-name="P3"><text:span text:style-name="T2">5.2. Análise </text:span></text:p>
          <text:p text:style-name="P3"><text:span text:style-name="T2">dos Tes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1cm" svg:y1="15.201cm" svg:x2="12.449cm" svg:y2="15.201cm" svg:d="M11101 15201h1348" svg:viewBox="0 0 1349 1">
          <text:p/>
        </draw:connector>
        <draw:custom-shape draw:style-name="gr26" draw:text-style-name="P9" draw:layer="layout" svg:width="3.3cm" svg:height="0.9cm" svg:x="11.701cm" svg:y="14.701cm">
          <text:p text:style-name="P8"><text:span text:style-name="T2"/></text:p>
          <text:p text:style-name="P3"><text:span text:style-name="T2">3. Relatório da </text:span></text:p>
          <text:p text:style-name="P3"><text:span text:style-name="T2">Reunião 2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2cm" svg:y1="16.502cm" svg:x2="12.45cm" svg:y2="16.502cm" svg:d="M11102 16502h1348" svg:viewBox="0 0 1349 1">
          <text:p/>
        </draw:connector>
        <draw:custom-shape draw:style-name="gr27" draw:text-style-name="P9" draw:layer="layout" svg:width="3.3cm" svg:height="0.9cm" svg:x="11.702cm" svg:y="16.002cm">
          <text:p text:style-name="P8"><text:span text:style-name="T2"/></text:p>
          <text:p text:style-name="P3"><text:span text:style-name="T2">4. Relatório da </text:span></text:p>
          <text:p text:style-name="P3"><text:span text:style-name="T2">Reunião 3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1.103cm" svg:y1="21.403cm" svg:x2="12.451cm" svg:y2="21.403cm" svg:d="M11103 21403h1348" svg:viewBox="0 0 1349 1">
          <text:p/>
        </draw:connector>
        <draw:custom-shape draw:style-name="gr28" draw:text-style-name="P9" draw:layer="layout" svg:width="3.3cm" svg:height="0.9cm" svg:x="11.703cm" svg:y="20.903cm">
          <text:p text:style-name="P8"><text:span text:style-name="T2"/></text:p>
          <text:p text:style-name="P3"><text:span text:style-name="T2">6. Relatório da </text:span></text:p>
          <text:p text:style-name="P3"><text:span text:style-name="T2">Reunião 4</text:span></text:p>
          <text:p text:style-name="P8"><text:span text:style-name="T2">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15:11:05.201000000</meta:creation-date>
    <dc:date>2018-04-01T12:38:41.661548563</dc:date>
    <meta:editing-duration>PT1H33M22S</meta:editing-duration>
    <meta:editing-cycles>18</meta:editing-cycles>
    <meta:generator>LibreOffice/5.1.6.2$Linux_X86_64 LibreOffice_project/10m0$Build-2</meta:generator>
    <meta:document-statistic meta:object-count="67"/>
  </office:meta>
</office:document-meta>
</file>